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list-style-name="WW8Num1">
      <style:paragraph-properties fo:text-align="justify" style:justify-single-word="false"/>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WW8Num1">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10 de febrero de 2011.</text:p>
      <text:p text:style-name="P1"/>
      <text:p text:style-name="P2"/>
      <text:p text:style-name="P5">Se debe medir la salida de un transductor integrado de temperatura. El rango de medición va de 0 a +50 °C (temperatura ambiente). Se pide una resolución de 0,1 °C. La corriente de salida es de 100 <text:span text:style-name="T2">µ</text:span><text:span text:style-name="T3">A por °C, con características similares a las de una fuente ideal de corriente. El error de la cadena completa debe ser igual o menor que 1%. Debe asimismo llevar cuenta de la hora, con resolución de 1 s.</text:span></text:p>
      <text:p text:style-name="P6"/>
      <text:p text:style-name="P5"/>
      <text:p text:style-name="P5">Ud. debe:</text:p>
      <text:p text:style-name="P5"/>
      <text:list xml:id="list1935379644" text:style-name="WW8Num1">
        <text:list-item>
          <text:p text:style-name="P7">Elegir el conversor adecuado y justificar en no más de tres renglones esa elección.</text:p>
          <text:p text:style-name="P7"/>
        </text:list-item>
        <text:list-item>
          <text:p text:style-name="P7">Diseñar el circuito para adaptar la señal de corriente hasta el conversor. La referencia del mismo es de +10.0 V. Justifique la elección de los componentes activos. Especifique las tolerancias de los componentes pasivos.</text:p>
          <text:p text:style-name="P7"/>
        </text:list-item>
        <text:list-item>
          <text:p text:style-name="P7">Especificar el circuito para medir la temperatura cada segundo, por interrupción. El valor de la hora (hh mm ss, en formato 24 h, en BCD) debe ser guardado en un vector, y la temperatura en otro.</text:p>
        </text:list-item>
      </text:list>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1-02-10T13:54:52</dc:date>
    <dc:creator>Luis Canali</dc:creator>
    <meta:editing-duration>PT03H57M51S</meta:editing-duration>
    <meta:editing-cycles>14</meta:editing-cycles>
    <meta:generator>OpenOffice.org/3.2$Unix OpenOffice.org_project/320m12$Build-9483</meta:generator>
    <meta:document-statistic meta:table-count="0" meta:image-count="0" meta:object-count="0" meta:page-count="1" meta:paragraph-count="10" meta:word-count="187" meta:character-count="1079"/>
  </office:meta>
</office:document-meta>
</file>